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RNEJO PACHECO FRECIA ALEJAND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45494615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RCIA CALDERON, MILWAR NO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4957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10454946150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2275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112300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187765</text:p>
          </table:table-cell>
          <table:table-cell table:style-name="Tabla2.A2" office:value-type="string">
            <text:p text:style-name="P7">177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846238</text:p>
          </table:table-cell>
          <table:table-cell table:style-name="Tabla2.A2" office:value-type="string">
            <text:p text:style-name="P7">195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AMOGEN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3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2:44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